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cm" draw:visible-area-height="5.81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ISTANZA CERTIFICATO AGIBILITA'</text:p>
      <text:p text:style-name="P2">nominativo: [richiedenti.nominativo]</text:p>
      <text:p text:style-name="P2">ubicazione immobile: [ubicazione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AZ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pan text:style-name="T1">DATA</text:span> </text:p>
          </table:table-cell>
        </table:table-row>
        <table:table-row>
          <table:table-cell table:style-name="Tabella4.A2" office:value-type="string">
            <text:p text:style-name="P6">CARICATA ISTANZA SU PRATICA WEB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VERIFICATO VERSAMENTO DIRITTI SPECIALI ( EURO 80,00)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RACCOLTA DOCUMENTAZIONE PER SCANS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text:tab/></text:p>
          </table:table-cell>
        </table:table-row>
        <table:table-row>
          <table:table-cell table:style-name="Tabella4.A2" office:value-type="string">
            <text:p text:style-name="P4">PROTOCOLLO E <text:s/>DATI SU PRATICAWEB – LETTERA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ONTEGGI BOLLI E DIRITTI 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CANSIONE CERTIFICATO E DOCUMENT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PEDITO AVVISO PER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TRASMISSIONE TOPONOMASTICA E TRIBUT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RITIRAT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ARICATO FILE DOCUMENTAZIONE SU PRATICAWEB E COMPLETATE ULTIME REGISTRAZION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INVIO AGLI ATTI DEL <text:s/>FASCICOL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455cm" fo:margin-bottom="1.628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54S</meta:editing-duration>
    <meta:editing-cycles>8</meta:editing-cycles>
    <meta:generator>OpenOffice/4.0.0$Win32 OpenOffice.org_project/400m3$Build-9702</meta:generator>
    <dc:date>2014-11-04T08:21:26.86</dc:date>
    <dc:creator>Comune di Savona Comune di Savona</dc:creator>
    <meta:document-statistic meta:table-count="1" meta:image-count="0" meta:object-count="1" meta:page-count="1" meta:paragraph-count="23" meta:word-count="93" meta:character-count="819"/>
    <meta:user-defined meta:name="Info 1"/>
    <meta:user-defined meta:name="Info 2"/>
    <meta:user-defined meta:name="Info 3"/>
    <meta:user-defined meta:name="Info 4"/>
  </office:meta>
</office:document-meta>
</file>